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 style:list-style-name="">
      <style:text-properties officeooo:rsid="00249e95" officeooo:paragraph-rsid="00046884"/>
    </style:style>
    <style:style style:name="P2" style:family="paragraph" style:parent-style-name="Heading_20_3">
      <style:paragraph-properties fo:break-before="page"/>
      <style:text-properties officeooo:paragraph-rsid="00046884"/>
    </style:style>
    <style:style style:name="P3" style:family="paragraph" style:parent-style-name="Heading_20_1">
      <style:paragraph-properties fo:break-before="page"/>
      <style:text-properties officeooo:rsid="0016a9a6" officeooo:paragraph-rsid="00046884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style:font-name="LM Mono 10" fo:font-size="10pt" officeooo:rsid="004a8876" officeooo:paragraph-rsid="00046884" style:font-size-asian="10pt" style:font-size-complex="10pt"/>
    </style:style>
    <style:style style:name="P5" style:family="paragraph" style:parent-style-name="Text_20_body" style:list-style-name="">
      <style:paragraph-properties fo:margin-top="0in" fo:margin-bottom="0in" loext:contextual-spacing="false" fo:line-height="100%"/>
      <style:text-properties style:font-name="LM Mono 8" fo:font-size="8pt" officeooo:rsid="00407d0d" officeooo:paragraph-rsid="00046884" style:font-size-asian="8pt" style:font-size-complex="8pt"/>
    </style:style>
    <style:style style:name="T1" style:family="text">
      <style:text-properties officeooo:rsid="003e78a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ppendix II: Program Listings</text:h>
      <text:h text:style-name="P1" text:outline-level="3">main.py</text:h>
      <text:section text:style-name="Sect1" text:name="Section1">
        <text:h text:style-name="P5" text:outline-level="3">#!/usr/bin/python</text:h>
        <text:h text:style-name="P5" text:outline-level="3"/>
        <text:h text:style-name="P5" text:outline-level="3">'''</text:h>
        <text:h text:style-name="P5" text:outline-level="3">Pascal Compiler version 0.1 for CS 4013, Project 1</text:h>
        <text:h text:style-name="P5" text:outline-level="3">Matthew Hruz, 2015, The University of Tulsa</text:h>
        <text:h text:style-name="P5" text:outline-level="3"/>
        <text:h text:style-name="P5" text:outline-level="3">This python file will handle input from source files and reserved word</text:h>
        <text:h text:style-name="P5" text:outline-level="3">files.</text:h>
        <text:h text:style-name="P5" text:outline-level="3">'''</text:h>
        <text:h text:style-name="P5" text:outline-level="3"/>
        <text:h text:style-name="P5" text:outline-level="3">import sys</text:h>
        <text:h text:style-name="P5" text:outline-level="3">import lexer</text:h>
        <text:h text:style-name="P5" text:outline-level="3">import parser</text:h>
        <text:h text:style-name="P5" text:outline-level="3">from symbolTable import symbolTable</text:h>
        <text:h text:style-name="P5" text:outline-level="3"/>
        <text:h text:style-name="P5" text:outline-level="3">def printHelp():</text:h>
        <text:h text:style-name="P5" text:outline-level="3"><text:s text:c="4"/>print "Usage:"</text:h>
        <text:h text:style-name="P5" text:outline-level="3"><text:s text:c="4"/>print "python main.py sourceFile"</text:h>
        <text:h text:style-name="P5" text:outline-level="3"/>
        <text:h text:style-name="P5" text:outline-level="3">#process args and begin process</text:h>
        <text:h text:style-name="P5" text:outline-level="3">if len(sys.argv) is not 2:</text:h>
        <text:h text:style-name="P5" text:outline-level="3"><text:s text:c="4"/>printHelp()</text:h>
        <text:h text:style-name="P5" text:outline-level="3"><text:s text:c="4"/>sys.exit()</text:h>
        <text:h text:style-name="P5" text:outline-level="3"/>
        <text:h text:style-name="P5" text:outline-level="3">#process reserved words file and store into reserved words table</text:h>
        <text:h text:style-name="P5" text:outline-level="3">lines = open('reservedWords.rwf', 'r').readlines()</text:h>
        <text:h text:style-name="P5" text:outline-level="3">rwTable=symbolTable()</text:h>
        <text:h text:style-name="P5" text:outline-level="3">for l in lines:</text:h>
        <text:h text:style-name="P5" text:outline-level="3"><text:s text:c="4"/>words=l.split()</text:h>
        <text:h text:style-name="P5" text:outline-level="3"><text:s text:c="4"/>lexeme=words[0].translate(None, '\"')</text:h>
        <text:h text:style-name="P5" text:outline-level="3"><text:s text:c="4"/>tokenType=words[1]</text:h>
        <text:h text:style-name="P5" text:outline-level="3"><text:s text:c="4"/>attribute=words[2]</text:h>
        <text:h text:style-name="P5" text:outline-level="3"><text:s text:c="4"/>token={'lexeme':lexeme, 'tokenType':tokenType, 'attribute':attribute}</text:h>
        <text:h text:style-name="P5" text:outline-level="3"><text:s text:c="4"/>rwTable.insert(token)</text:h>
        <text:h text:style-name="P5" text:outline-level="3"/>
        <text:h text:style-name="P5" text:outline-level="3">lexer.defineReservedWordTable(rwTable)</text:h>
        <text:h text:style-name="P5" text:outline-level="3"/>
        <text:h text:style-name="P5" text:outline-level="3">#get an array of lines</text:h>
        <text:h text:style-name="P5" text:outline-level="3">lines = open(sys.argv[1], "r").readlines()</text:h>
        <text:h text:style-name="P5" text:outline-level="3">lines[-1]+='\x03'</text:h>
        <text:h text:style-name="P5" text:outline-level="3"/>
        <text:h text:style-name="P5" text:outline-level="3">listingFile = open('lineListing.txt', 'w')</text:h>
        <text:h text:style-name="P5" text:outline-level="3">tokenFile = open('tokenFile.txt', 'w')</text:h>
        <text:h text:style-name="P5" text:outline-level="3"/>
        <text:h text:style-name="P5" text:outline-level="3">tokenFile.write("line No.".center(10) + "Lexeme".ljust(17) \</text:h>
        <text:h text:style-name="P5" text:outline-level="3">+ "Token Type".ljust(15) + "attribute".ljust(40) + '\n')</text:h>
        <text:h text:style-name="P5" text:outline-level="3"/>
        <text:h text:style-name="P5" text:outline-level="3">lineNum=1</text:h>
        <text:h text:style-name="P5" text:outline-level="3">for l in lines:</text:h>
        <text:h text:style-name="P5" text:outline-level="3"><text:s text:c="4"/>lexer.feedLexer(l)</text:h>
        <text:h text:style-name="P5" text:outline-level="3"><text:s text:c="4"/>nextToken=lexer.getToken()</text:h>
        <text:h text:style-name="P5" text:outline-level="3"><text:s text:c="4"/>listingFile.write(str(lineNum) + ": " + l[:-1] + '\n')</text:h>
        <text:h text:style-name="P5" text:outline-level="3"><text:s text:c="4"/>while nextToken is not "noTokens":</text:h>
        <text:h text:style-name="P5" text:outline-level="3"><text:s text:c="8"/>if nextToken != None:</text:h>
        <text:h text:style-name="P5" text:outline-level="3"><text:s text:c="12"/>if nextToken['tokenType'] == 'LEXERR':</text:h>
        <text:h text:style-name="P5" text:outline-level="3"><text:s text:c="16"/>listingFile.write(nextToken['tokenType'].ljust(10) + \</text:h>
        <text:h text:style-name="P5" text:outline-level="3"><text:s text:c="20"/>nextToken['attribute'].ljust(28) + nextToken['lexeme'] + '\n')</text:h>
        <text:h text:style-name="P5" text:outline-level="3"/>
        <text:h text:style-name="P5" text:outline-level="3"><text:s text:c="12"/>tokenFile.write(str(lineNum).center(10) + nextToken['lexeme'].ljust(17) \</text:h>
        <text:h text:style-name="P5" text:outline-level="3"><text:s text:c="12"/>+ nextToken['tokenType'].ljust(15) + nextToken['attribute'].ljust(40) + '\n')</text:h>
        <text:h text:style-name="P5" text:outline-level="3"><text:s text:c="12"/>nextToken=lexer.getToken()</text:h>
        <text:h text:style-name="P5" text:outline-level="3"><text:s text:c="4"/>lineNum+=1</text:h>
        <text:h text:style-name="P5" text:outline-level="3">print "lexical analysis is complete"</text:h>
        <text:h text:style-name="P5" text:outline-level="3"/>
        <text:h text:style-name="P5" text:outline-level="3">#parser.setup(lexer, rwTable)</text:h>
        <text:h text:style-name="P5" text:outline-level="3">#parser.parse()</text:h>
      </text:section>
      <text:h text:style-name="P2" text:outline-level="3"><text:span text:style-name="T1">parser</text:span>.py</text:h>
      <text:p text:style-name="P4">'''</text:p>
      <text:p text:style-name="P4">Takes as input a list of tokens and outputs a parse tree based on the grammar. The grammar has been transformed into an LL(1) grammar. </text:p>
      <text:p text:style-name="P4">'''</text:p>
      <text:p text:style-name="P4"/>
      <text:p text:style-name="P4">import sys</text:p>
      <text:p text:style-name="P4"><text:tab/></text:p>
      <text:p text:style-name="P4">tok = None</text:p>
      <text:p text:style-name="P4">lexer = None</text:p>
      <text:p text:style-name="P4">symTable = None</text:p>
      <text:p text:style-name="P4">rwTable = None</text:p>
      <text:p text:style-name="P4">#flag to indicate if code is syntax error free</text:p>
      <text:p text:style-name="P4">hasSyntaxErrors = False</text:p>
      <text:p text:style-name="P4"/>
      <text:p text:style-name="P4">def setup(l, rwt):</text:p>
      <text:p text:style-name="P4"><text:tab/>global lexer</text:p>
      <text:p text:style-name="P4"><text:tab/>global symTable</text:p>
      <text:p text:style-name="P4"><text:tab/>global rwTable</text:p>
      <text:p text:style-name="P4"><text:tab/>lexer = l</text:p>
      <text:p text:style-name="P4"><text:tab/>symTable = l.symTable</text:p>
      <text:p text:style-name="P4"><text:tab/>rwTable = rwt</text:p>
      <text:p text:style-name="P4"/>
      <text:p text:style-name="P4">def finish():</text:p>
      <text:p text:style-name="P4"><text:tab/>if hasSyntaxErrors is True:</text:p>
      <text:p text:style-name="P4"><text:tab/><text:tab/>print "Parsing completed with errors"</text:p>
      <text:p text:style-name="P4"><text:tab/><text:tab/>sys.exit()</text:p>
      <text:p text:style-name="P4"><text:tab/>else:</text:p>
      <text:p text:style-name="P4"><text:tab/><text:tab/>print "Parsing is complete"</text:p>
      <text:p text:style-name="P4"><text:tab/><text:tab/>sys.exit()</text:p>
      <text:p text:style-name="P4"/>
      <text:p text:style-name="P4">def synch(lexemes, types):</text:p>
      <text:p text:style-name="P4"><text:tab/>assert type(lexemes) is list and type(types) is list</text:p>
      <text:p text:style-name="P4"><text:tab/>global tok</text:p>
      <text:p text:style-name="P4"/>
      <text:p text:style-name="P4"><text:tab/>while tok['lexeme'] not in lexemes and tok['tokenType'] not in types:</text:p>
      <text:p text:style-name="P4"><text:tab/><text:tab/>hasSyntaxErrors = True</text:p>
      <text:p text:style-name="P4"><text:tab/><text:tab/>print "discarding token: " + str(tok)</text:p>
      <text:p text:style-name="P4"><text:tab/><text:tab/>#print "Syntax Error: Got " + tok['lexeme'] + " of type " + tok['tokenType'] + ". Expecting <text:s/>lexemes " + \</text:p>
      <text:p text:style-name="P4"><text:tab/><text:tab/>#<text:tab/>str(lexemes) + " or types " + str(types) #TODO have it not print out EOF</text:p>
      <text:p text:style-name="P4"><text:tab/><text:tab/>if tok['tokenType'] == 'EOF':</text:p>
      <text:p text:style-name="P4"><text:tab/><text:tab/><text:tab/>print "Parsing completed with errors"</text:p>
      <text:p text:style-name="P4"><text:tab/><text:tab/><text:tab/>sys.exit()</text:p>
      <text:p text:style-name="P4"><text:tab/><text:tab/>elif tok['lexeme'] == ';': #just brace for a new line</text:p>
      <text:p text:style-name="P4"><text:tab/><text:tab/><text:tab/>tok = lexer.getToken()</text:p>
      <text:p text:style-name="P4"><text:tab/><text:tab/><text:tab/>break</text:p>
      <text:p text:style-name="P4"><text:tab/><text:tab/>tok = lexer.getToken()</text:p>
      <text:p text:style-name="P4"/>
      <text:p text:style-name="P4">def syntaxError(expected, actual):</text:p>
      <text:p text:style-name="P4"><text:tab/>assert type(expected) is str and type(actual) is str</text:p>
      <text:p text:style-name="P4"><text:tab/>print "Syntax error! expecting " + expected + ", got " + actual</text:p>
      <text:p text:style-name="P4"/>
      <text:p text:style-name="P4">'''</text:p>
      <text:p text:style-name="P4">begin match methods</text:p>
      <text:p text:style-name="P4">'''</text:p>
      <text:p text:style-name="P4">def matchByLexeme(t):</text:p>
      <text:p text:style-name="P4"><text:tab/>global tok</text:p>
      <text:p text:style-name="P4"><text:tab/>assert type(tok) is dict</text:p>
      <text:p text:style-name="P4"><text:tab/>if tok['lexeme']==t:</text:p>
      <text:p text:style-name="P4"><text:tab/><text:tab/>if tok['tokenType']!='EOF': #do not overrun the buffer</text:p>
      <text:p text:style-name="P4"><text:tab/><text:tab/><text:tab/>print "matched: " + str(tok)</text:p>
      <text:p text:style-name="P4"><text:tab/><text:tab/><text:tab/>tok = lexer.getToken()</text:p>
      <text:p text:style-name="P4"><text:tab/><text:tab/>else:</text:p>
      <text:p text:style-name="P4"><text:tab/><text:tab/><text:tab/>finish()</text:p>
      <text:p text:style-name="P4"><text:tab/>else: #syntax error</text:p>
      <text:p text:style-name="P4"><text:tab/><text:tab/>hasSyntaxErrors = True</text:p>
      <text:p text:style-name="P4"><text:soft-page-break/><text:tab/><text:tab/>syntaxError(t, tok['lexeme'])</text:p>
      <text:p text:style-name="P4"><text:tab/><text:tab/>tok = lexer.getToken()</text:p>
      <text:p text:style-name="P4"/>
      <text:p text:style-name="P4">def matchByType(t):</text:p>
      <text:p text:style-name="P4"><text:tab/>#TODO continue to build parse tree</text:p>
      <text:p text:style-name="P4"><text:tab/>global tok</text:p>
      <text:p text:style-name="P4"><text:tab/>assert type(tok) is dict</text:p>
      <text:p text:style-name="P4"><text:tab/>if tok['tokenType']==t:</text:p>
      <text:p text:style-name="P4"><text:tab/><text:tab/>if tok['tokenType']!='EOF': #do not overrun the buffer</text:p>
      <text:p text:style-name="P4"><text:tab/><text:tab/><text:tab/>print "matched: " + str(tok)</text:p>
      <text:p text:style-name="P4"><text:tab/><text:tab/><text:tab/>tok = lexer.getToken() </text:p>
      <text:p text:style-name="P4"><text:tab/><text:tab/>else:</text:p>
      <text:p text:style-name="P4"><text:tab/><text:tab/><text:tab/>finish()</text:p>
      <text:p text:style-name="P4"><text:tab/><text:tab/><text:tab/>sys.exit() #TODO is this what we need?</text:p>
      <text:p text:style-name="P4"><text:tab/>else: #syntax error</text:p>
      <text:p text:style-name="P4"><text:tab/><text:tab/>hasSyntaxErrors = True</text:p>
      <text:p text:style-name="P4"><text:tab/><text:tab/>syntaxError(t, tok['tokenType'])</text:p>
      <text:p text:style-name="P4"><text:tab/><text:tab/>tok = lexer.getToken()</text:p>
      <text:p text:style-name="P4"/>
      <text:p text:style-name="P4">'''</text:p>
      <text:p text:style-name="P4">Begin production methods</text:p>
      <text:p text:style-name="P4">'''</text:p>
      <text:p text:style-name="P4">def sign():</text:p>
      <text:p text:style-name="P4"><text:tab/>global tok</text:p>
      <text:p text:style-name="P4"><text:tab/>if tok['lexeme']=='+':</text:p>
      <text:p text:style-name="P4"><text:tab/><text:tab/>matchByLexeme('+')</text:p>
      <text:p text:style-name="P4"><text:tab/>elif tok['lexeme']=='-':</text:p>
      <text:p text:style-name="P4"><text:tab/><text:tab/>matchByLexeme('-')</text:p>
      <text:p text:style-name="P4"><text:tab/>else:</text:p>
      <text:p text:style-name="P4"><text:tab/><text:tab/>syntaxError("+ or -", tok['lexeme'])</text:p>
      <text:p text:style-name="P4"><text:tab/><text:tab/>synch(['+', '-', '(' , 'not'], ['ID', 'NUMBER'])</text:p>
      <text:p text:style-name="P4"><text:tab/><text:tab/>if tok['lexeme'] in ['+', '-']: #first</text:p>
      <text:p text:style-name="P4"><text:tab/><text:tab/><text:tab/>sign()</text:p>
      <text:p text:style-name="P4"><text:tab/><text:tab/><text:tab/>return</text:p>
      <text:p text:style-name="P4"><text:tab/><text:tab/>elif tok['lexeme'] in ['(', 'not'] or tok['tokenType'] in ['ID', 'NUMBER']: #follow</text:p>
      <text:p text:style-name="P4"><text:tab/><text:tab/><text:tab/>return</text:p>
      <text:p text:style-name="P4"><text:tab/><text:tab/>else:</text:p>
      <text:p text:style-name="P4"><text:tab/><text:tab/><text:tab/>print "An error occurred. Check your synch set"</text:p>
      <text:p text:style-name="P4"><text:tab/><text:tab/><text:tab/>assert False</text:p>
      <text:p text:style-name="P4"/>
      <text:p text:style-name="P4">def factor1():</text:p>
      <text:p text:style-name="P4"><text:tab/>global tok</text:p>
      <text:p text:style-name="P4"><text:tab/>if tok['lexeme']==',' or tok['lexeme']==')' or tok['lexeme']==';' or tok['lexeme']=='end' \</text:p>
      <text:p text:style-name="P4"><text:tab/>or tok['lexeme']=='else' or tok['lexeme']=='[' or tok['lexeme']==']' or \</text:p>
      <text:p text:style-name="P4"><text:tab/>tok['tokenType']=='MULTOP' or tok['tokenType']=='ADDOP' or tok['tokenType']=='RELOP' \</text:p>
      <text:p text:style-name="P4"><text:tab/>or tok['lexeme']=='then' or tok['lexeme']=='do':</text:p>
      <text:p text:style-name="P4"><text:tab/><text:tab/>variable1()</text:p>
      <text:p text:style-name="P4"><text:tab/>elif tok['lexeme']=='(':</text:p>
      <text:p text:style-name="P4"><text:tab/><text:tab/>matchByLexeme('(')</text:p>
      <text:p text:style-name="P4"><text:tab/><text:tab/>expression_list()</text:p>
      <text:p text:style-name="P4"><text:tab/><text:tab/>matchByLexeme(')')</text:p>
      <text:p text:style-name="P4"><text:tab/>else:</text:p>
      <text:p text:style-name="P4"><text:tab/><text:tab/>syntaxError("factor1", tok['lexeme'])</text:p>
      <text:p text:style-name="P4"><text:tab/><text:tab/>synch([',', ')', ';', 'end', 'else', '[', ']', 'then', 'do'], ['MULTOP', 'ADDOP', 'RELOP'])</text:p>
      <text:p text:style-name="P4"><text:tab/><text:tab/>if tok['lexeme'] in ['(', '[', ';', 'else', 'end', 'then', 'do', ']', ',', ')'] or \</text:p>
      <text:p text:style-name="P4"><text:tab/><text:tab/><text:tab/>tok['tokenType'] in ['MULTOP', 'RELOP', 'ADDOP']: #first or follow</text:p>
      <text:p text:style-name="P4"><text:tab/><text:tab/><text:tab/>factor1() #TODO is this right?</text:p>
      <text:p text:style-name="P4"><text:tab/><text:tab/><text:tab/>return</text:p>
      <text:p text:style-name="P4"><text:tab/><text:tab/>else:</text:p>
      <text:p text:style-name="P4"><text:tab/><text:tab/><text:tab/>print "An error occurred. Check your synch set"</text:p>
      <text:p text:style-name="P4"><text:tab/><text:tab/><text:tab/>assert False</text:p>
      <text:p text:style-name="P4"/>
      <text:p text:style-name="P4">def factor():</text:p>
      <text:p text:style-name="P4"><text:tab/>global tok</text:p>
      <text:p text:style-name="P4"><text:tab/>if tok['lexeme']=='(':</text:p>
      <text:p text:style-name="P4"><text:soft-page-break/><text:tab/><text:tab/>matchByLexeme('(')</text:p>
      <text:p text:style-name="P4"><text:tab/><text:tab/>expression()</text:p>
      <text:p text:style-name="P4"><text:tab/><text:tab/>matchByLexeme(')')</text:p>
      <text:p text:style-name="P4"><text:tab/>elif tok['lexeme']=='not':</text:p>
      <text:p text:style-name="P4"><text:tab/><text:tab/>matchByLexeme('not')</text:p>
      <text:p text:style-name="P4"><text:tab/><text:tab/>factor()</text:p>
      <text:p text:style-name="P4"><text:tab/>elif tok['tokenType']=='ID':</text:p>
      <text:p text:style-name="P4"><text:tab/><text:tab/>matchByType('ID')</text:p>
      <text:p text:style-name="P4"><text:tab/><text:tab/>factor1()</text:p>
      <text:p text:style-name="P4"><text:tab/>elif tok['tokenType']=='NUMBER':</text:p>
      <text:p text:style-name="P4"><text:tab/><text:tab/>matchByType('NUMBER')</text:p>
      <text:p text:style-name="P4"><text:tab/>else:</text:p>
      <text:p text:style-name="P4"><text:tab/><text:tab/>syntaxError("factor", tok['lexeme'])</text:p>
      <text:p text:style-name="P4"><text:tab/><text:tab/>synch(['(', ')', 'not', ';', 'else', 'end', 'then', 'do', ']', ',', ')'], \</text:p>
      <text:p text:style-name="P4"><text:tab/><text:tab/>['NUMBER', 'MULTOP', 'ADDOP', 'RELOP'])</text:p>
      <text:p text:style-name="P4"><text:tab/><text:tab/>if tok['lexeme'] in ['(', 'not'] or tok['tokenType'] in ['NUMBER', 'ID']: #first</text:p>
      <text:p text:style-name="P4"><text:tab/><text:tab/><text:tab/>factor()</text:p>
      <text:p text:style-name="P4"><text:tab/><text:tab/>return #else, follow. We want to return after factor anyway to help us in project 3</text:p>
      <text:p text:style-name="P4"/>
      <text:p text:style-name="P4">def term1():</text:p>
      <text:p text:style-name="P4"><text:tab/>global tok</text:p>
      <text:p text:style-name="P4"><text:tab/>if tok['tokenType']=='MULTOP':</text:p>
      <text:p text:style-name="P4"><text:tab/><text:tab/>matchByType("MULTOP")</text:p>
      <text:p text:style-name="P4"><text:tab/><text:tab/>factor()</text:p>
      <text:p text:style-name="P4"><text:tab/><text:tab/>term1()</text:p>
      <text:p text:style-name="P4"><text:tab/>elif tok['tokenType']=='ADDOP' or tok['tokenType']=='RELOP' or tok['lexeme']==';' \</text:p>
      <text:p text:style-name="P4"><text:tab/>or tok['lexeme']=='else' or tok['lexeme']=='end' or tok['lexeme']=='then' or \</text:p>
      <text:p text:style-name="P4"><text:tab/>tok['lexeme']=='do' or tok['lexeme']==']' or tok['lexeme']==',' or tok['lexeme']==')' \</text:p>
      <text:p text:style-name="P4"><text:tab/>or tok['tokenType']=='EOF': #TODO REMOVE EOF from term1! For testing only!!!</text:p>
      <text:p text:style-name="P4"><text:tab/><text:tab/>return</text:p>
      <text:p text:style-name="P4"><text:tab/>else:</text:p>
      <text:p text:style-name="P4"><text:tab/><text:tab/>syntaxError("term1", tok['lexeme'])</text:p>
      <text:p text:style-name="P4"><text:tab/><text:tab/>synch([';', 'else', 'end', 'then', 'do', ']', ',', ')'], ['ADDOP', 'RELOP', 'MULTOP'])</text:p>
      <text:p text:style-name="P4"><text:tab/><text:tab/>if tok['tokenType'] == 'MULTOP':</text:p>
      <text:p text:style-name="P4"><text:tab/><text:tab/><text:tab/>term1()</text:p>
      <text:p text:style-name="P4"><text:tab/><text:tab/>return</text:p>
      <text:p text:style-name="P4"/>
      <text:p text:style-name="P4">def term():</text:p>
      <text:p text:style-name="P4"><text:tab/>global tok</text:p>
      <text:p text:style-name="P4"><text:tab/>if tok['lexeme']=='(' or tok['lexeme']=='not' or tok['tokenType']=='ID' or tok['tokenType']=='NUMBER':</text:p>
      <text:p text:style-name="P4"><text:tab/><text:tab/>factor()</text:p>
      <text:p text:style-name="P4"><text:tab/><text:tab/>term1()</text:p>
      <text:p text:style-name="P4"><text:tab/>else:</text:p>
      <text:p text:style-name="P4"><text:tab/><text:tab/>syntaxError("term", tok['lexeme'])</text:p>
      <text:p text:style-name="P4"><text:tab/><text:tab/>synch(['(', 'not', ';', 'else', 'end', 'then', 'do', ']', ',', ')'], ['ID', 'NUMBER', 'ADDOP', 'RELOP'])</text:p>
      <text:p text:style-name="P4"><text:tab/><text:tab/>if tok['lexeme'] in ['not', '('] or tok['tokenType'] in ['ID', 'NUMBER']:</text:p>
      <text:p text:style-name="P4"><text:tab/><text:tab/><text:tab/>term()</text:p>
      <text:p text:style-name="P4"><text:tab/><text:tab/>return</text:p>
      <text:p text:style-name="P4"/>
      <text:p text:style-name="P4">def simple_expression1():</text:p>
      <text:p text:style-name="P4"><text:tab/>global tok</text:p>
      <text:p text:style-name="P4"><text:tab/>if tok['lexeme']==',' or tok['lexeme']==')' or tok['lexeme']==';' or tok['lexeme']=='end' \</text:p>
      <text:p text:style-name="P4"><text:tab/>or tok['lexeme']=='else' or tok['lexeme']==']' or tok['lexeme']=='then' \</text:p>
      <text:p text:style-name="P4"><text:tab/>or tok['lexeme']=='do' or tok['tokenType']=='RELOP':</text:p>
      <text:p text:style-name="P4"><text:tab/><text:tab/>return</text:p>
      <text:p text:style-name="P4"><text:tab/>elif tok['tokenType']=='ADDOP':</text:p>
      <text:p text:style-name="P4"><text:tab/><text:tab/>matchByType('ADDOP')</text:p>
      <text:p text:style-name="P4"><text:tab/><text:tab/>term()</text:p>
      <text:p text:style-name="P4"><text:tab/><text:tab/>simple_expression1()</text:p>
      <text:p text:style-name="P4"><text:soft-page-break/><text:tab/>else:</text:p>
      <text:p text:style-name="P4"><text:tab/><text:tab/>syntaxError("simple_expression1", tok['lexeme'])</text:p>
      <text:p text:style-name="P4"><text:tab/><text:tab/>synch([',', ')', ';', 'end', 'else', ']', 'then', 'do'], ['RELOP', 'ADDOP'])</text:p>
      <text:p text:style-name="P4"><text:tab/><text:tab/>if tok['tokenType'] == 'ADDOP':</text:p>
      <text:p text:style-name="P4"><text:tab/><text:tab/><text:tab/>simple_expression1()</text:p>
      <text:p text:style-name="P4"><text:tab/><text:tab/>return</text:p>
      <text:p text:style-name="P4"/>
      <text:p text:style-name="P4">def simple_expression():</text:p>
      <text:p text:style-name="P4"><text:tab/>global tok</text:p>
      <text:p text:style-name="P4"><text:tab/>if tok['tokenType']=='ID' or tok['lexeme']=='(' or tok['lexeme']=='not' or tok['tokenType']=='NUMBER':</text:p>
      <text:p text:style-name="P4"><text:tab/><text:tab/>term()</text:p>
      <text:p text:style-name="P4"><text:tab/><text:tab/>simple_expression1()</text:p>
      <text:p text:style-name="P4"><text:tab/>elif tok['lexeme']=='+' or tok['lexeme']=='-':</text:p>
      <text:p text:style-name="P4"><text:tab/><text:tab/>sign()</text:p>
      <text:p text:style-name="P4"><text:tab/><text:tab/>term()</text:p>
      <text:p text:style-name="P4"><text:tab/><text:tab/>simple_expression1()</text:p>
      <text:p text:style-name="P4"><text:tab/>else:</text:p>
      <text:p text:style-name="P4"><text:tab/><text:tab/>syntaxError("simple_expression", tok['lexeme'])</text:p>
      <text:p text:style-name="P4"><text:tab/><text:tab/>synch(['(', '+', '-', 'not'], ['ID', 'NUMBER'])</text:p>
      <text:p text:style-name="P4"><text:tab/><text:tab/>if tok['lexeme'] in ['(', 'not', '+', '-'] or tok['tokenType'] in ['NUMBER', 'ID']:</text:p>
      <text:p text:style-name="P4"><text:tab/><text:tab/><text:tab/>simple_expression()</text:p>
      <text:p text:style-name="P4"><text:tab/><text:tab/>return</text:p>
      <text:p text:style-name="P4"/>
      <text:p text:style-name="P4">def expression1():</text:p>
      <text:p text:style-name="P4"><text:tab/>global tok</text:p>
      <text:p text:style-name="P4"><text:tab/>if tok['lexeme']==',' or tok['lexeme']==')' or tok['lexeme']==';' or tok['lexeme']=='end' or \</text:p>
      <text:p text:style-name="P4"><text:tab/>tok['lexeme']=='else' or tok['lexeme']==']' or tok['lexeme']=='then' or tok['lexeme']=='do':</text:p>
      <text:p text:style-name="P4"><text:tab/><text:tab/>return</text:p>
      <text:p text:style-name="P4"><text:tab/>elif tok['tokenType']=='RELOP':</text:p>
      <text:p text:style-name="P4"><text:tab/><text:tab/>matchByType('RELOP')</text:p>
      <text:p text:style-name="P4"><text:tab/><text:tab/>simple_expression()</text:p>
      <text:p text:style-name="P4"><text:tab/>else:</text:p>
      <text:p text:style-name="P4"><text:tab/><text:tab/>syntaxError("expression1", tok['lexeme'])</text:p>
      <text:p text:style-name="P4"><text:tab/><text:tab/>synch([',', ')', ';', 'end', 'else', ']', 'then', 'do'], ['RELOP'])</text:p>
      <text:p text:style-name="P4"><text:tab/><text:tab/>if tok['tokenType'] == 'RELOP':</text:p>
      <text:p text:style-name="P4"><text:tab/><text:tab/><text:tab/>expression1()</text:p>
      <text:p text:style-name="P4"><text:tab/><text:tab/>return</text:p>
      <text:p text:style-name="P4"/>
      <text:p text:style-name="P4">def expression():</text:p>
      <text:p text:style-name="P4"><text:tab/>global tok</text:p>
      <text:p text:style-name="P4"><text:tab/>if tok['tokenType']=='ID' or tok['lexeme']=='(' or tok['lexeme']=='+' or \</text:p>
      <text:p text:style-name="P4"><text:tab/>tok['lexeme']=='-' or tok['lexeme']=='not' or tok['tokenType']=='NUMBER':</text:p>
      <text:p text:style-name="P4"><text:tab/><text:tab/>simple_expression()</text:p>
      <text:p text:style-name="P4"><text:tab/><text:tab/>expression1()</text:p>
      <text:p text:style-name="P4"><text:tab/>else:</text:p>
      <text:p text:style-name="P4"><text:tab/><text:tab/>syntaxError("expression", tok['lexeme'])</text:p>
      <text:p text:style-name="P4"><text:tab/><text:tab/>synch(['(', '+', '-', 'not', 'else', 'then', 'end', 'do', ']', ',', ')', ';'], ['NUMBER', 'ID'])</text:p>
      <text:p text:style-name="P4"><text:tab/><text:tab/>if tok['lexeme'] in ['(', 'not', '+', '-'] or tok['tokenType'] in ['ID', 'NUMBER']:</text:p>
      <text:p text:style-name="P4"><text:tab/><text:tab/><text:tab/>expression()</text:p>
      <text:p text:style-name="P4"><text:tab/><text:tab/>return</text:p>
      <text:p text:style-name="P4"/>
      <text:p text:style-name="P4">def expression_list1():</text:p>
      <text:p text:style-name="P4"><text:tab/>global tok</text:p>
      <text:p text:style-name="P4"><text:tab/>if tok['lexeme']==',':</text:p>
      <text:p text:style-name="P4"><text:tab/><text:tab/>matchByLexeme(',')</text:p>
      <text:p text:style-name="P4"><text:tab/><text:tab/>expression()</text:p>
      <text:p text:style-name="P4"><text:tab/>elif tok['lexeme']==')':</text:p>
      <text:p text:style-name="P4"><text:tab/><text:tab/>return</text:p>
      <text:p text:style-name="P4"><text:tab/>else:</text:p>
      <text:p text:style-name="P4"><text:tab/><text:tab/>syntaxError("expression_list1", tok['lexeme'])</text:p>
      <text:p text:style-name="P4"><text:tab/><text:tab/>synch([',', ')'], [])</text:p>
      <text:p text:style-name="P4"><text:tab/><text:tab/>if tok['lexeme'] == ',':</text:p>
      <text:p text:style-name="P4"><text:soft-page-break/><text:tab/><text:tab/><text:tab/>expression_list1()</text:p>
      <text:p text:style-name="P4"><text:tab/><text:tab/>return</text:p>
      <text:p text:style-name="P4"/>
      <text:p text:style-name="P4">def expression_list():</text:p>
      <text:p text:style-name="P4"><text:tab/>global tok</text:p>
      <text:p text:style-name="P4"><text:tab/>if tok['tokenType']=='ID' or tok['lexeme']=='(' or tok['lexeme']=='+' or tok['lexeme']=='-'\</text:p>
      <text:p text:style-name="P4"><text:tab/>or tok['lexeme']=='not' or tok['tokenType']=='NUMBER':</text:p>
      <text:p text:style-name="P4"><text:tab/><text:tab/>expression()</text:p>
      <text:p text:style-name="P4"><text:tab/><text:tab/>expression_list1()</text:p>
      <text:p text:style-name="P4"><text:tab/>else:</text:p>
      <text:p text:style-name="P4"><text:tab/><text:tab/>syntaxError("expression_list", tok['lexeme'])</text:p>
      <text:p text:style-name="P4"><text:tab/><text:tab/>synch(['(', '+', '-', 'not', ')'], ['ID', 'NUMBER'])</text:p>
      <text:p text:style-name="P4"><text:tab/><text:tab/>if tok['lexeme'] in ['(', 'not', '+', '-'] or tok['tokenType'] in ['ID', 'NUMBER']:</text:p>
      <text:p text:style-name="P4"><text:tab/><text:tab/><text:tab/>expression_list()</text:p>
      <text:p text:style-name="P4"><text:tab/><text:tab/>return</text:p>
      <text:p text:style-name="P4"/>
      <text:p text:style-name="P4">def variable1():</text:p>
      <text:p text:style-name="P4"><text:tab/>global tok</text:p>
      <text:p text:style-name="P4"><text:tab/>if tok['lexeme']==',' or tok['lexeme']==')' or tok['lexeme']==';' or tok['lexeme']=='end' \</text:p>
      <text:p text:style-name="P4"><text:tab/>or tok['lexeme']=='else' or tok['lexeme']==']' or tok['tokenType']=='ASSIGNOP' or \</text:p>
      <text:p text:style-name="P4"><text:tab/>tok['tokenType']=='MULTOP' or tok['tokenType']=='ADDOP' or tok['tokenType']=='RELOP' or \</text:p>
      <text:p text:style-name="P4"><text:tab/>tok['lexeme']=='then' or tok['lexeme']=='do':</text:p>
      <text:p text:style-name="P4"><text:tab/><text:tab/>return</text:p>
      <text:p text:style-name="P4"><text:tab/>elif tok['lexeme']=='[':</text:p>
      <text:p text:style-name="P4"><text:tab/><text:tab/>matchByLexeme('[')</text:p>
      <text:p text:style-name="P4"><text:tab/><text:tab/>expression()</text:p>
      <text:p text:style-name="P4"><text:tab/><text:tab/>matchByLexeme(']')</text:p>
      <text:p text:style-name="P4"><text:tab/>else:</text:p>
      <text:p text:style-name="P4"><text:tab/><text:tab/>syntaxError("variable1", tok['lexeme'])</text:p>
      <text:p text:style-name="P4"><text:tab/><text:tab/>synch(['[', 'else', 'end', 'then', 'do', ']', ',', ')', ';'], ['ASSIGNOP', 'MULTOP', 'ADDOP', 'RELOP'])</text:p>
      <text:p text:style-name="P4"><text:tab/><text:tab/>variable1()</text:p>
      <text:p text:style-name="P4"/>
      <text:p text:style-name="P4">def variable():</text:p>
      <text:p text:style-name="P4"><text:tab/>global tok</text:p>
      <text:p text:style-name="P4"><text:tab/>if tok['tokenType']=='ID':</text:p>
      <text:p text:style-name="P4"><text:tab/><text:tab/>matchByType('ID')</text:p>
      <text:p text:style-name="P4"><text:tab/><text:tab/>variable1()</text:p>
      <text:p text:style-name="P4"><text:tab/>else:</text:p>
      <text:p text:style-name="P4"><text:tab/><text:tab/>syntaxError("an identifier", tok['lexeme'])</text:p>
      <text:p text:style-name="P4"><text:tab/><text:tab/>synch([], ['ID', 'ASSIGNOP'])</text:p>
      <text:p text:style-name="P4"><text:tab/><text:tab/>if tok['tokenType']=='ID':</text:p>
      <text:p text:style-name="P4"><text:tab/><text:tab/><text:tab/>variable()</text:p>
      <text:p text:style-name="P4"><text:tab/><text:tab/>return</text:p>
      <text:p text:style-name="P4"/>
      <text:p text:style-name="P4">def statement1():</text:p>
      <text:p text:style-name="P4"><text:tab/>global tok</text:p>
      <text:p text:style-name="P4"><text:tab/>if tok['lexeme']==';' or tok['lexeme']=='end':</text:p>
      <text:p text:style-name="P4"><text:tab/><text:tab/>return</text:p>
      <text:p text:style-name="P4"><text:tab/>elif tok['lexeme']=='else':</text:p>
      <text:p text:style-name="P4"><text:tab/><text:tab/>matchByLexeme('else')</text:p>
      <text:p text:style-name="P4"><text:tab/><text:tab/>statement()</text:p>
      <text:p text:style-name="P4"><text:tab/>else:</text:p>
      <text:p text:style-name="P4"><text:tab/><text:tab/>syntaxError("statement1", tok['lexeme'])</text:p>
      <text:p text:style-name="P4"><text:tab/><text:tab/>synch([';', 'end', 'else'], [])</text:p>
      <text:p text:style-name="P4"><text:tab/><text:tab/>statement1()</text:p>
      <text:p text:style-name="P4"/>
      <text:p text:style-name="P4">def statement():</text:p>
      <text:p text:style-name="P4"><text:tab/>global tok</text:p>
      <text:p text:style-name="P4"><text:tab/>if tok['lexeme']=='begin':</text:p>
      <text:p text:style-name="P4"><text:tab/><text:tab/>compound_statement()</text:p>
      <text:p text:style-name="P4"><text:tab/>elif tok['tokenType']=='ID':</text:p>
      <text:p text:style-name="P4"><text:tab/><text:tab/>variable()</text:p>
      <text:p text:style-name="P4"><text:tab/><text:tab/>matchByType('ASSIGNOP')</text:p>
      <text:p text:style-name="P4"><text:tab/><text:tab/>expression()</text:p>
      <text:p text:style-name="P4"><text:tab/>elif tok['lexeme']=='if':</text:p>
      <text:p text:style-name="P4"><text:tab/><text:tab/>matchByLexeme('if')</text:p>
      <text:p text:style-name="P4"><text:soft-page-break/><text:tab/><text:tab/>expression()</text:p>
      <text:p text:style-name="P4"><text:tab/><text:tab/>matchByLexeme('then')</text:p>
      <text:p text:style-name="P4"><text:tab/><text:tab/>statement()</text:p>
      <text:p text:style-name="P4"><text:tab/><text:tab/>statement1()</text:p>
      <text:p text:style-name="P4"><text:tab/>elif tok['lexeme']=='while':</text:p>
      <text:p text:style-name="P4"><text:tab/><text:tab/>matchByLexeme('while')</text:p>
      <text:p text:style-name="P4"><text:tab/><text:tab/>expression()</text:p>
      <text:p text:style-name="P4"><text:tab/><text:tab/>matchByLexeme('do')</text:p>
      <text:p text:style-name="P4"><text:tab/><text:tab/>statement()</text:p>
      <text:p text:style-name="P4"><text:tab/>else:</text:p>
      <text:p text:style-name="P4"><text:tab/><text:tab/>syntaxError("statement", tok['lexeme'])</text:p>
      <text:p text:style-name="P4"><text:tab/><text:tab/>synch(['begin', 'if', 'while', 'else', 'end'], ['ID'])</text:p>
      <text:p text:style-name="P4"><text:tab/><text:tab/>if tok['lexeme'] in ['begin', 'if', 'while'] or tok['tokenType']=='ID':</text:p>
      <text:p text:style-name="P4"><text:tab/><text:tab/><text:tab/>statement()</text:p>
      <text:p text:style-name="P4"><text:tab/><text:tab/>return</text:p>
      <text:p text:style-name="P4"/>
      <text:p text:style-name="P4">def statement_list1():</text:p>
      <text:p text:style-name="P4"><text:tab/>global tok</text:p>
      <text:p text:style-name="P4"><text:tab/>if tok['lexeme']==';':</text:p>
      <text:p text:style-name="P4"><text:tab/><text:tab/>matchByLexeme(';')</text:p>
      <text:p text:style-name="P4"><text:tab/><text:tab/>statement()</text:p>
      <text:p text:style-name="P4"><text:tab/><text:tab/>statement_list1()</text:p>
      <text:p text:style-name="P4"><text:tab/>elif tok['lexeme']=='end':</text:p>
      <text:p text:style-name="P4"><text:tab/><text:tab/>return</text:p>
      <text:p text:style-name="P4"><text:tab/>else:</text:p>
      <text:p text:style-name="P4"><text:tab/><text:tab/>syntaxError("statement_list1", tok['lexeme'])</text:p>
      <text:p text:style-name="P4"><text:tab/><text:tab/>synch([';', 'end'], [])</text:p>
      <text:p text:style-name="P4"><text:tab/><text:tab/>statement_list1()</text:p>
      <text:p text:style-name="P4"><text:tab/><text:tab/>return</text:p>
      <text:p text:style-name="P4"/>
      <text:p text:style-name="P4">def statement_list():</text:p>
      <text:p text:style-name="P4"><text:tab/>global tok</text:p>
      <text:p text:style-name="P4"><text:tab/>if tok['lexeme']=='begin' or tok['lexeme']=='if' or tok['lexeme']=='while' or tok['tokenType']=='ID':</text:p>
      <text:p text:style-name="P4"><text:tab/><text:tab/>statement()</text:p>
      <text:p text:style-name="P4"><text:tab/><text:tab/>statement_list1()</text:p>
      <text:p text:style-name="P4"><text:tab/>else:</text:p>
      <text:p text:style-name="P4"><text:tab/><text:tab/>syntaxError("statement_list", tok['lexeme'])</text:p>
      <text:p text:style-name="P4"><text:tab/><text:tab/>synch(['begin', 'if', 'while'], ['ID'])</text:p>
      <text:p text:style-name="P4"><text:tab/><text:tab/>if tok['lexeme']!='end': #just easier</text:p>
      <text:p text:style-name="P4"><text:tab/><text:tab/><text:tab/>statement_list()</text:p>
      <text:p text:style-name="P4"><text:tab/><text:tab/>return</text:p>
      <text:p text:style-name="P4"/>
      <text:p text:style-name="P4">def compound_statement1():</text:p>
      <text:p text:style-name="P4"><text:tab/>global tok</text:p>
      <text:p text:style-name="P4"><text:tab/>if tok['lexeme']=='begin' or tok['lexeme']=='if' or tok['lexeme']=='while' or tok['tokenType']=='ID':</text:p>
      <text:p text:style-name="P4"><text:tab/><text:tab/>statement_list()</text:p>
      <text:p text:style-name="P4"><text:tab/><text:tab/>matchByLexeme('end')</text:p>
      <text:p text:style-name="P4"><text:tab/>elif tok['lexeme']=='end':</text:p>
      <text:p text:style-name="P4"><text:tab/><text:tab/>matchByLexeme('end')</text:p>
      <text:p text:style-name="P4"><text:tab/>else:</text:p>
      <text:p text:style-name="P4"><text:tab/><text:tab/>syntaxError("compound_statement1", tok['lexeme'])</text:p>
      <text:p text:style-name="P4"><text:tab/><text:tab/>synch(['begin', 'if', 'while', 'end', '.', ';'], ['ID'])</text:p>
      <text:p text:style-name="P4"><text:tab/><text:tab/>#again, easier.excluding end as I want to try it as FIRST first</text:p>
      <text:p text:style-name="P4"><text:tab/><text:tab/>if tok['lexeme'] not in ['.', ';', 'else']:</text:p>
      <text:p text:style-name="P4"><text:tab/><text:tab/><text:tab/>compound_statement1()</text:p>
      <text:p text:style-name="P4"><text:tab/><text:tab/>return</text:p>
      <text:p text:style-name="P4"/>
      <text:p text:style-name="P4">def compound_statement():</text:p>
      <text:p text:style-name="P4"><text:tab/>global tok</text:p>
      <text:p text:style-name="P4"><text:tab/>if tok['lexeme']=='begin':</text:p>
      <text:p text:style-name="P4"><text:tab/><text:tab/>matchByLexeme('begin')</text:p>
      <text:p text:style-name="P4"><text:tab/><text:tab/>compound_statement1()</text:p>
      <text:p text:style-name="P4"><text:tab/>else:</text:p>
      <text:p text:style-name="P4"><text:tab/><text:tab/>syntaxError("compound_statement", tok['lexeme'])</text:p>
      <text:p text:style-name="P4"><text:tab/><text:tab/>synch(['begin', '.', ';', 'else', 'end'], [])</text:p>
      <text:p text:style-name="P4"><text:tab/><text:tab/>if tok['lexeme']=='begin':</text:p>
      <text:p text:style-name="P4"><text:tab/><text:tab/><text:tab/>compound_statement()</text:p>
      <text:p text:style-name="P4"><text:soft-page-break/><text:tab/><text:tab/>return</text:p>
      <text:p text:style-name="P4"/>
      <text:p text:style-name="P4">def parameter_list1():</text:p>
      <text:p text:style-name="P4"><text:tab/>global tok</text:p>
      <text:p text:style-name="P4"><text:tab/>if tok['lexeme']==')':</text:p>
      <text:p text:style-name="P4"><text:tab/><text:tab/>return</text:p>
      <text:p text:style-name="P4"><text:tab/>elif tok['lexeme']==';':</text:p>
      <text:p text:style-name="P4"><text:tab/><text:tab/>matchByLexeme(";")</text:p>
      <text:p text:style-name="P4"><text:tab/><text:tab/>matchByType("ID")</text:p>
      <text:p text:style-name="P4"><text:tab/><text:tab/>matchByLexeme(":")</text:p>
      <text:p text:style-name="P4"><text:tab/><text:tab/>typeProd()</text:p>
      <text:p text:style-name="P4"><text:tab/><text:tab/>parameter_list1()</text:p>
      <text:p text:style-name="P4"><text:tab/>else:</text:p>
      <text:p text:style-name="P4"><text:tab/><text:tab/>syntaxError("parameter_list1", tok['lexeme'])</text:p>
      <text:p text:style-name="P4"><text:tab/><text:tab/>synch([')', ';'], [])</text:p>
      <text:p text:style-name="P4"><text:tab/><text:tab/>parameter_list1()</text:p>
      <text:p text:style-name="P4"/>
      <text:p text:style-name="P4"/>
      <text:p text:style-name="P4">def parameter_list():</text:p>
      <text:p text:style-name="P4"><text:tab/>global tok</text:p>
      <text:p text:style-name="P4"><text:tab/>if tok['tokenType']=="ID":</text:p>
      <text:p text:style-name="P4"><text:tab/><text:tab/>matchByType('ID')</text:p>
      <text:p text:style-name="P4"><text:tab/><text:tab/>matchByLexeme(':')</text:p>
      <text:p text:style-name="P4"><text:tab/><text:tab/>typeProd()</text:p>
      <text:p text:style-name="P4"><text:tab/><text:tab/>parameter_list1()</text:p>
      <text:p text:style-name="P4"><text:tab/>else:</text:p>
      <text:p text:style-name="P4"><text:tab/><text:tab/>syntaxError("parameter_list", tok['lexeme'])</text:p>
      <text:p text:style-name="P4"><text:tab/><text:tab/>synch([')'], ['ID'])</text:p>
      <text:p text:style-name="P4"><text:tab/><text:tab/>if tok['tokenType'] == 'ID':</text:p>
      <text:p text:style-name="P4"><text:tab/><text:tab/><text:tab/>parameter_list()</text:p>
      <text:p text:style-name="P4"><text:tab/><text:tab/>return</text:p>
      <text:p text:style-name="P4"/>
      <text:p text:style-name="P4">def subprogram_head1():</text:p>
      <text:p text:style-name="P4"><text:tab/>global tok</text:p>
      <text:p text:style-name="P4"><text:tab/>if tok['lexeme']=='(':</text:p>
      <text:p text:style-name="P4"><text:tab/><text:tab/>matchByLexeme('(')</text:p>
      <text:p text:style-name="P4"><text:tab/><text:tab/>parameter_list()</text:p>
      <text:p text:style-name="P4"><text:tab/><text:tab/>matchByLexeme(')')</text:p>
      <text:p text:style-name="P4"><text:tab/><text:tab/>matchByLexeme(':')</text:p>
      <text:p text:style-name="P4"><text:tab/><text:tab/>standard_type()</text:p>
      <text:p text:style-name="P4"><text:tab/><text:tab/>matchByLexeme(';')</text:p>
      <text:p text:style-name="P4"><text:tab/>elif tok['lexeme']==':':</text:p>
      <text:p text:style-name="P4"><text:tab/><text:tab/>matchByLexeme(':')</text:p>
      <text:p text:style-name="P4"><text:tab/><text:tab/>standard_type()</text:p>
      <text:p text:style-name="P4"><text:tab/><text:tab/>matchByLexeme(';')</text:p>
      <text:p text:style-name="P4"><text:tab/>else:</text:p>
      <text:p text:style-name="P4"><text:tab/><text:tab/>syntaxError("subprogram_head1", tok['lexeme'])</text:p>
      <text:p text:style-name="P4"><text:tab/><text:tab/>synch(['(', ':', 'var'], [])</text:p>
      <text:p text:style-name="P4"><text:tab/><text:tab/>if tok['lexeme']!='var':</text:p>
      <text:p text:style-name="P4"><text:tab/><text:tab/><text:tab/>subprogram_head1()</text:p>
      <text:p text:style-name="P4"><text:tab/><text:tab/>return</text:p>
      <text:p text:style-name="P4"/>
      <text:p text:style-name="P4">def subprogram_head():</text:p>
      <text:p text:style-name="P4"><text:tab/>global tok</text:p>
      <text:p text:style-name="P4"><text:tab/>if tok['lexeme']=='function':</text:p>
      <text:p text:style-name="P4"><text:tab/><text:tab/>matchByLexeme('function')</text:p>
      <text:p text:style-name="P4"><text:tab/><text:tab/>matchByType('ID')</text:p>
      <text:p text:style-name="P4"><text:tab/><text:tab/>subprogram_head1()</text:p>
      <text:p text:style-name="P4"><text:tab/>else:</text:p>
      <text:p text:style-name="P4"><text:tab/><text:tab/>syntaxError("subprogram_head", tok['lexeme'])</text:p>
      <text:p text:style-name="P4"><text:tab/><text:tab/>synch(['function', 'var', 'begin'], [])</text:p>
      <text:p text:style-name="P4"><text:tab/><text:tab/>if tok['lexeme']=='function':</text:p>
      <text:p text:style-name="P4"><text:tab/><text:tab/><text:tab/>subprogram_head()</text:p>
      <text:p text:style-name="P4"><text:tab/><text:tab/>return</text:p>
      <text:p text:style-name="P4"/>
      <text:p text:style-name="P4">def subprogram_declaration1_1():</text:p>
      <text:p text:style-name="P4"><text:tab/>global tok</text:p>
      <text:p text:style-name="P4"><text:tab/>if tok['lexeme']=='function':</text:p>
      <text:p text:style-name="P4"><text:tab/><text:tab/>subprogram_declarations()</text:p>
      <text:p text:style-name="P4"><text:tab/><text:tab/>compound_statement()</text:p>
      <text:p text:style-name="P4"><text:tab/>elif tok['lexeme']=='begin':</text:p>
      <text:p text:style-name="P4"><text:tab/><text:tab/>compound_statement()</text:p>
      <text:p text:style-name="P4"><text:soft-page-break/><text:tab/>else:</text:p>
      <text:p text:style-name="P4"><text:tab/><text:tab/>syntaxError("subprogram_declaration1_1", tok['lexeme'])</text:p>
      <text:p text:style-name="P4"><text:tab/><text:tab/>synch(['function', 'begin', ';'], [])</text:p>
      <text:p text:style-name="P4"><text:tab/><text:tab/>if tok['lexeme']!=';':</text:p>
      <text:p text:style-name="P4"><text:tab/><text:tab/><text:tab/>subprogram_declaration1_1()</text:p>
      <text:p text:style-name="P4"><text:tab/><text:tab/>return</text:p>
      <text:p text:style-name="P4"/>
      <text:p text:style-name="P4">def subprogram_declaration1():</text:p>
      <text:p text:style-name="P4"><text:tab/>global tok</text:p>
      <text:p text:style-name="P4"><text:tab/>if tok['lexeme']=='var':</text:p>
      <text:p text:style-name="P4"><text:tab/><text:tab/>declarations()</text:p>
      <text:p text:style-name="P4"><text:tab/><text:tab/>subprogram_declaration1()</text:p>
      <text:p text:style-name="P4"><text:tab/>elif tok['lexeme']=='function':</text:p>
      <text:p text:style-name="P4"><text:tab/><text:tab/>subprogram_declarations()</text:p>
      <text:p text:style-name="P4"><text:tab/><text:tab/>compound_statement()</text:p>
      <text:p text:style-name="P4"><text:tab/>elif tok['lexeme']=='begin':</text:p>
      <text:p text:style-name="P4"><text:tab/><text:tab/>compound_statement()</text:p>
      <text:p text:style-name="P4"><text:tab/>else:</text:p>
      <text:p text:style-name="P4"><text:tab/><text:tab/>syntaxError("subprogram_declaration1", tok['lexeme'])</text:p>
      <text:p text:style-name="P4"><text:tab/><text:tab/>synch(['var', 'function', 'begin', ';'], [])</text:p>
      <text:p text:style-name="P4"><text:tab/><text:tab/>if tok['lexeme']!=';':</text:p>
      <text:p text:style-name="P4"><text:tab/><text:tab/><text:tab/>subprogram_declaration1()</text:p>
      <text:p text:style-name="P4"><text:tab/><text:tab/>return</text:p>
      <text:p text:style-name="P4"/>
      <text:p text:style-name="P4">def subprogram_declaration():</text:p>
      <text:p text:style-name="P4"><text:tab/>global tok</text:p>
      <text:p text:style-name="P4"><text:tab/>if tok['lexeme']=='function':</text:p>
      <text:p text:style-name="P4"><text:tab/><text:tab/>subprogram_head()</text:p>
      <text:p text:style-name="P4"><text:tab/><text:tab/>subprogram_declaration1()</text:p>
      <text:p text:style-name="P4"><text:tab/>else:</text:p>
      <text:p text:style-name="P4"><text:tab/><text:tab/>syntaxError("subprogram_declaration", tok['lexeme'])</text:p>
      <text:p text:style-name="P4"><text:tab/><text:tab/>synch(['function', ';'], [])</text:p>
      <text:p text:style-name="P4"><text:tab/><text:tab/>if tok['lexeme']!=';':</text:p>
      <text:p text:style-name="P4"><text:tab/><text:tab/><text:tab/>subprogram_declaration()</text:p>
      <text:p text:style-name="P4"><text:tab/><text:tab/>return</text:p>
      <text:p text:style-name="P4"/>
      <text:p text:style-name="P4">def subprogram_declarations1():</text:p>
      <text:p text:style-name="P4"><text:tab/>global tok</text:p>
      <text:p text:style-name="P4"><text:tab/>if tok['lexeme']=='function':</text:p>
      <text:p text:style-name="P4"><text:tab/><text:tab/>subprogram_declaration()</text:p>
      <text:p text:style-name="P4"><text:tab/><text:tab/>matchByLexeme(';')</text:p>
      <text:p text:style-name="P4"><text:tab/><text:tab/>subprogram_declarations1()</text:p>
      <text:p text:style-name="P4"><text:tab/>elif tok['lexeme']=='begin':<text:tab/></text:p>
      <text:p text:style-name="P4"><text:tab/><text:tab/>return</text:p>
      <text:p text:style-name="P4"><text:tab/>else:</text:p>
      <text:p text:style-name="P4"><text:tab/><text:tab/>syntaxError("subprogram_declarations1", tok['lexeme'])</text:p>
      <text:p text:style-name="P4"><text:tab/><text:tab/>synch(['function', 'begin'], [])</text:p>
      <text:p text:style-name="P4"><text:tab/><text:tab/>subprogram_declarations1()</text:p>
      <text:p text:style-name="P4"/>
      <text:p text:style-name="P4">def subprogram_declarations():</text:p>
      <text:p text:style-name="P4"><text:tab/>global tok</text:p>
      <text:p text:style-name="P4"><text:tab/>if tok['lexeme']=='function':</text:p>
      <text:p text:style-name="P4"><text:tab/><text:tab/>subprogram_declaration()</text:p>
      <text:p text:style-name="P4"><text:tab/><text:tab/>matchByLexeme(';')</text:p>
      <text:p text:style-name="P4"><text:tab/><text:tab/>subprogram_declarations1()</text:p>
      <text:p text:style-name="P4"><text:tab/>else:</text:p>
      <text:p text:style-name="P4"><text:tab/><text:tab/>syntaxError("subprogram_declarations", tok['lexeme'])</text:p>
      <text:p text:style-name="P4"><text:tab/><text:tab/>synch(['function', 'begin'], [])</text:p>
      <text:p text:style-name="P4"><text:tab/><text:tab/>if tok['lexeme']=='funciton':</text:p>
      <text:p text:style-name="P4"><text:tab/><text:tab/><text:tab/>subrpogram_declarations()</text:p>
      <text:p text:style-name="P4"><text:tab/><text:tab/>return</text:p>
      <text:p text:style-name="P4"/>
      <text:p text:style-name="P4">def standard_type():</text:p>
      <text:p text:style-name="P4"><text:tab/>global tok</text:p>
      <text:p text:style-name="P4"><text:tab/>if tok['lexeme']=='integer':</text:p>
      <text:p text:style-name="P4"><text:tab/><text:tab/>matchByLexeme('integer')</text:p>
      <text:p text:style-name="P4"><text:tab/>elif tok['lexeme']=='real':</text:p>
      <text:p text:style-name="P4"><text:tab/><text:tab/>matchByLexeme('real')</text:p>
      <text:p text:style-name="P4"><text:tab/>else:</text:p>
      <text:p text:style-name="P4"><text:tab/><text:tab/>syntaxError("standard_type", tok['lexeme'])</text:p>
      <text:p text:style-name="P4"><text:tab/><text:tab/>synch(['integer', 'real', ';', ')'], [])</text:p>
      <text:p text:style-name="P4"><text:tab/><text:tab/>if tok['lexeme'] in ['integer', 'real']:</text:p>
      <text:p text:style-name="P4"><text:soft-page-break/><text:tab/><text:tab/><text:tab/>standard_type()</text:p>
      <text:p text:style-name="P4"><text:tab/><text:tab/>return</text:p>
      <text:p text:style-name="P4"/>
      <text:p text:style-name="P4">def typeProd():</text:p>
      <text:p text:style-name="P4"><text:tab/>global tok</text:p>
      <text:p text:style-name="P4"><text:tab/>if tok['lexeme']=='integer' or tok['lexeme']=='real':</text:p>
      <text:p text:style-name="P4"><text:tab/><text:tab/>standard_type()</text:p>
      <text:p text:style-name="P4"><text:tab/>elif tok['lexeme']=='array':</text:p>
      <text:p text:style-name="P4"><text:tab/><text:tab/>matchByLexeme('array')</text:p>
      <text:p text:style-name="P4"><text:tab/><text:tab/>matchByLexeme('[')</text:p>
      <text:p text:style-name="P4"><text:tab/><text:tab/>matchByType('NUMBER')</text:p>
      <text:p text:style-name="P4"><text:tab/><text:tab/>matchByLexeme('..')</text:p>
      <text:p text:style-name="P4"><text:tab/><text:tab/>matchByType('NUMBER')</text:p>
      <text:p text:style-name="P4"><text:tab/><text:tab/>matchByLexeme(']')</text:p>
      <text:p text:style-name="P4"><text:tab/><text:tab/>matchByLexeme('of')</text:p>
      <text:p text:style-name="P4"><text:tab/><text:tab/>standard_type()</text:p>
      <text:p text:style-name="P4"><text:tab/>else:</text:p>
      <text:p text:style-name="P4"><text:tab/><text:tab/>syntaxError("type", tok['lexeme'])</text:p>
      <text:p text:style-name="P4"><text:tab/><text:tab/>synch(['integer', 'real', 'array', ';', ')'], [])</text:p>
      <text:p text:style-name="P4"><text:tab/><text:tab/>if tok['lexeme'] in ['integer', 'real', 'array']:</text:p>
      <text:p text:style-name="P4"><text:tab/><text:tab/><text:tab/>typeProd()</text:p>
      <text:p text:style-name="P4"><text:tab/><text:tab/>return</text:p>
      <text:p text:style-name="P4"/>
      <text:p text:style-name="P4">def declarations1():</text:p>
      <text:p text:style-name="P4"><text:tab/>global tok</text:p>
      <text:p text:style-name="P4"><text:tab/>if tok['lexeme']=='var':</text:p>
      <text:p text:style-name="P4"><text:tab/><text:tab/>matchByLexeme('var')</text:p>
      <text:p text:style-name="P4"><text:tab/><text:tab/>matchByType('ID')</text:p>
      <text:p text:style-name="P4"><text:tab/><text:tab/>matchByLexeme(':')</text:p>
      <text:p text:style-name="P4"><text:tab/><text:tab/>typeProd()</text:p>
      <text:p text:style-name="P4"><text:tab/><text:tab/>matchByLexeme(';')</text:p>
      <text:p text:style-name="P4"><text:tab/><text:tab/>declarations1()</text:p>
      <text:p text:style-name="P4"><text:tab/>elif tok['lexeme']=='function' or tok['lexeme']=='begin':</text:p>
      <text:p text:style-name="P4"><text:tab/><text:tab/>return</text:p>
      <text:p text:style-name="P4"><text:tab/>else:</text:p>
      <text:p text:style-name="P4"><text:tab/><text:tab/>syntaxError("declarations1", tok['lexeme'])</text:p>
      <text:p text:style-name="P4"><text:tab/><text:tab/>synch(['var', 'function', 'begin'], [])</text:p>
      <text:p text:style-name="P4"><text:tab/><text:tab/>declarations1()</text:p>
      <text:p text:style-name="P4"><text:tab/><text:tab/>return</text:p>
      <text:p text:style-name="P4"/>
      <text:p text:style-name="P4">def declarations():</text:p>
      <text:p text:style-name="P4"><text:tab/>global tok</text:p>
      <text:p text:style-name="P4"><text:tab/>if tok['lexeme']=='var':</text:p>
      <text:p text:style-name="P4"><text:tab/><text:tab/>matchByLexeme('var')</text:p>
      <text:p text:style-name="P4"><text:tab/><text:tab/>matchByType('ID')</text:p>
      <text:p text:style-name="P4"><text:tab/><text:tab/>matchByLexeme(":")</text:p>
      <text:p text:style-name="P4"><text:tab/><text:tab/>typeProd()</text:p>
      <text:p text:style-name="P4"><text:tab/><text:tab/>matchByLexeme(";")</text:p>
      <text:p text:style-name="P4"><text:tab/><text:tab/>declarations1()</text:p>
      <text:p text:style-name="P4"><text:tab/>else:</text:p>
      <text:p text:style-name="P4"><text:tab/><text:tab/>syntaxError("declarations", tok['lexeme'])</text:p>
      <text:p text:style-name="P4"><text:tab/><text:tab/>synch(['var', 'function', 'begin'],[])</text:p>
      <text:p text:style-name="P4"><text:tab/><text:tab/>if tok['lexeme']=='var':</text:p>
      <text:p text:style-name="P4"><text:tab/><text:tab/><text:tab/>declarations()</text:p>
      <text:p text:style-name="P4"><text:tab/><text:tab/>return</text:p>
      <text:p text:style-name="P4"/>
      <text:p text:style-name="P4">def identifier_list1():</text:p>
      <text:p text:style-name="P4"><text:tab/>global tok</text:p>
      <text:p text:style-name="P4"><text:tab/>if tok['lexeme']==",":</text:p>
      <text:p text:style-name="P4"><text:tab/><text:tab/>matchByLexeme(',')</text:p>
      <text:p text:style-name="P4"><text:tab/><text:tab/>matchByType('ID')</text:p>
      <text:p text:style-name="P4"><text:tab/>elif tok['lexeme']==")":<text:tab/></text:p>
      <text:p text:style-name="P4"><text:tab/><text:tab/>return</text:p>
      <text:p text:style-name="P4"><text:tab/>else:</text:p>
      <text:p text:style-name="P4"><text:tab/><text:tab/>syntaxError("identifier_list1", tok['lexeme'])</text:p>
      <text:p text:style-name="P4"><text:tab/><text:tab/>synch([')', ','], [])<text:tab/></text:p>
      <text:p text:style-name="P4"><text:tab/><text:tab/>identifier_list1()</text:p>
      <text:p text:style-name="P4"><text:tab/><text:tab/>return</text:p>
      <text:p text:style-name="P4"/>
      <text:p text:style-name="P4">def identifier_list():</text:p>
      <text:p text:style-name="P4"><text:tab/>global tok</text:p>
      <text:p text:style-name="P4"><text:tab/>if tok['tokenType']=="ID":</text:p>
      <text:p text:style-name="P4"><text:soft-page-break/><text:tab/><text:tab/>matchByType('ID')</text:p>
      <text:p text:style-name="P4"><text:tab/><text:tab/>identifier_list1()</text:p>
      <text:p text:style-name="P4"><text:tab/>else:</text:p>
      <text:p text:style-name="P4"><text:tab/><text:tab/>syntaxError("identifier_list", tok['lexeme'])</text:p>
      <text:p text:style-name="P4"><text:tab/><text:tab/>synch([')'], ['ID'])</text:p>
      <text:p text:style-name="P4"><text:tab/><text:tab/>if tok['tokenType']=='ID':</text:p>
      <text:p text:style-name="P4"><text:tab/><text:tab/><text:tab/>identifier_list()</text:p>
      <text:p text:style-name="P4"><text:tab/><text:tab/>return</text:p>
      <text:p text:style-name="P4"/>
      <text:p text:style-name="P4">def program1_1():</text:p>
      <text:p text:style-name="P4"><text:tab/>global tok</text:p>
      <text:p text:style-name="P4"><text:tab/>if tok['lexeme']=='function':<text:tab/></text:p>
      <text:p text:style-name="P4"><text:tab/><text:tab/>subprogram_declarations()</text:p>
      <text:p text:style-name="P4"><text:tab/><text:tab/>compound_statement()</text:p>
      <text:p text:style-name="P4"><text:tab/><text:tab/>matchByLexeme('.')</text:p>
      <text:p text:style-name="P4"><text:tab/>elif tok['lexeme']=='begin':<text:tab/></text:p>
      <text:p text:style-name="P4"><text:tab/><text:tab/>compound_statement()</text:p>
      <text:p text:style-name="P4"><text:tab/><text:tab/>matchByLexeme('.')</text:p>
      <text:p text:style-name="P4"><text:tab/>else:</text:p>
      <text:p text:style-name="P4"><text:tab/><text:tab/>syntaxError("program1_1", tok['lexeme'])</text:p>
      <text:p text:style-name="P4"><text:tab/><text:tab/>synch(['function', 'begin'], [])</text:p>
      <text:p text:style-name="P4"><text:tab/><text:tab/>program1_1()</text:p>
      <text:p text:style-name="P4"><text:tab/><text:tab/>return</text:p>
      <text:p text:style-name="P4"/>
      <text:p text:style-name="P4">def program1():</text:p>
      <text:p text:style-name="P4"><text:tab/>global tok</text:p>
      <text:p text:style-name="P4"><text:tab/>if tok['lexeme']=="var":</text:p>
      <text:p text:style-name="P4"><text:tab/><text:tab/>declarations()</text:p>
      <text:p text:style-name="P4"><text:tab/><text:tab/>program1_1()</text:p>
      <text:p text:style-name="P4"><text:tab/>elif tok['lexeme']=="function":</text:p>
      <text:p text:style-name="P4"><text:tab/><text:tab/>subprogram_declarations()</text:p>
      <text:p text:style-name="P4"><text:tab/><text:tab/>compound_statement()</text:p>
      <text:p text:style-name="P4"><text:tab/><text:tab/>matchByLexeme('.')</text:p>
      <text:p text:style-name="P4"><text:tab/><text:tab/></text:p>
      <text:p text:style-name="P4"><text:tab/>elif tok['lexeme']=="begin":</text:p>
      <text:p text:style-name="P4"><text:tab/><text:tab/>compound_statement()</text:p>
      <text:p text:style-name="P4"><text:tab/><text:tab/>matchByLexeme('.')</text:p>
      <text:p text:style-name="P4"><text:tab/>else:</text:p>
      <text:p text:style-name="P4"><text:tab/><text:tab/>syntaxError("program1", tok['lexeme'])</text:p>
      <text:p text:style-name="P4"><text:tab/><text:tab/>synch(["var", "function", "begin"], [])</text:p>
      <text:p text:style-name="P4"><text:tab/><text:tab/>program1()</text:p>
      <text:p text:style-name="P4"><text:tab/><text:tab/>return</text:p>
      <text:p text:style-name="P4"/>
      <text:p text:style-name="P4">def program():</text:p>
      <text:p text:style-name="P4"><text:tab/>#TODO one unified way of matching tokens</text:p>
      <text:p text:style-name="P4"><text:tab/>if tok['lexeme']=='program':</text:p>
      <text:p text:style-name="P4"><text:tab/><text:tab/>matchByLexeme('program')</text:p>
      <text:p text:style-name="P4"><text:tab/><text:tab/>matchByType('ID')</text:p>
      <text:p text:style-name="P4"><text:tab/><text:tab/>matchByLexeme('(')</text:p>
      <text:p text:style-name="P4"><text:tab/><text:tab/>identifier_list()</text:p>
      <text:p text:style-name="P4"><text:tab/><text:tab/>matchByLexeme(')')</text:p>
      <text:p text:style-name="P4"><text:tab/><text:tab/>matchByLexeme(';')</text:p>
      <text:p text:style-name="P4"><text:tab/><text:tab/>program1()</text:p>
      <text:p text:style-name="P4"><text:tab/>else:</text:p>
      <text:p text:style-name="P4"><text:tab/><text:tab/>syntaxError("program", tok['lexeme'])</text:p>
      <text:p text:style-name="P4"><text:tab/><text:tab/>synch(['program'], [])</text:p>
      <text:p text:style-name="P4"><text:tab/><text:tab/>program()</text:p>
      <text:p text:style-name="P4"><text:tab/><text:tab/>return</text:p>
      <text:p text:style-name="P4"/>
      <text:p text:style-name="P4">#begins the main work of parsing</text:p>
      <text:p text:style-name="P4">def parse():</text:p>
      <text:p text:style-name="P4"><text:tab/>global tok</text:p>
      <text:p text:style-name="P4"><text:tab/>tok = lexer.getToken()</text:p>
      <text:p text:style-name="P4"><text:tab/>program() #starting production</text:p>
      <text:p text:style-name="P4"><text:tab/>matchByType('EOF')</text:p>
      <text:p text:style-name="P4"><text:tab/>if hasSyntaxErrors is True:</text:p>
      <text:p text:style-name="P4"><text:tab/><text:tab/>print "Parsing completed with errors"</text:p>
      <text:p text:style-name="P4"><text:tab/><text:tab/>sys.exit()</text:p>
      <text:p text:style-name="P4"><text:tab/>else:</text:p>
      <text:p text:style-name="P4"><text:tab/><text:tab/>print "Parsing is complete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M Mono 8" svg:font-family="'LM Mono 8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2:29:33.729852993</meta:creation-date>
    <dc:date>2015-12-21T12:30:24.966047375</dc:date>
    <meta:editing-duration>PT51S</meta:editing-duration>
    <meta:editing-cycles>1</meta:editing-cycles>
    <meta:document-statistic meta:table-count="0" meta:image-count="0" meta:object-count="0" meta:page-count="11" meta:paragraph-count="678" meta:word-count="1759" meta:character-count="18260" meta:non-whitespace-character-count="16033"/>
    <meta:generator>LibreOffice/4.3.3.2$Linux_X86_64 LibreOffice_project/430m0$Build-2</meta:generator>
  </office:meta>
</office:document-meta>
</file>